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nno Kirschbaum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5, 1893</text:p>
      <text:p text:style-name="P6">Month<text:tab/><text:tab/><text:tab/><text:tab/><text:tab/><text:tab/>May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1036 Walnut Street,/</text:p>
      <text:p text:style-name="P4">Philadelphia./</text:p>
      <text:p text:style-name="P4">May 25th 93/</text:p>
      <text:p text:style-name="P3">Most Reverend Sir:/</text:p>
      <text:p text:style-name="P3"><text:tab/>The enclosed little article/ came by accident into my hand,/ and thinking you may not/ have seen it before, I take/ herewith the great pleasure in/ sending it to you./</text:p>
      <text:p text:style-name="P3"><text:tab/>Though I was not for-/tunate enough to be present/ while you delivered this renown/ lecture, so get I soon great/ pleasure in reading this sermon/ so full of edification and/</text:p>
      <text:p text:style-name="P3"/>
      <text:p text:style-name="P3">[Page 2]</text:p>
      <text:p text:style-name="P3">interest. <text:s/>Hoping to have some/ day the pleasure of seeing you/ and admiring you personally/ Believe me, my dear Sir/ most faithfully &amp; Respectfuly[sic!]/ Yours/ Benno Kirschbaum./</text:p>
      <text:p text:style-name="P3">To the/ Rev. Dr. S Morais, L. L. D./ Cit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32:32.36</meta:creation-date>
    <dc:date>2011-12-13T15:35:57.50</dc:date>
    <dc:creator>Penn Libraries</dc:creator>
    <meta:editing-duration>PT00H03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75" meta:character-count="1907"/>
  </office:meta>
</office:document-meta>
</file>